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Banaan" style:family="table">
      <style:table-properties style:width="17cm" table:align="margins"/>
    </style:style>
    <style:style style:name="Banaan.A" style:family="table-column">
      <style:table-column-properties style:column-width="2.833cm" style:rel-column-width="10922*"/>
    </style:style>
    <style:style style:name="Banaan.F" style:family="table-column">
      <style:table-column-properties style:column-width="2.835cm" style:rel-column-width="10925*"/>
    </style:style>
    <style:style style:name="Banaan.A1" style:family="table-cell">
      <style:table-cell-properties fo:padding="0.097cm" fo:border-left="0.05pt solid #000000" fo:border-right="none" fo:border-top="0.05pt solid #000000" fo:border-bottom="0.05pt solid #000000"/>
    </style:style>
    <style:style style:name="Banaan.F1" style:family="table-cell">
      <style:table-cell-properties fo:padding="0.097cm" fo:border="0.05pt solid #000000"/>
    </style:style>
    <style:style style:name="Banaan.A2" style:family="table-cell">
      <style:table-cell-properties fo:padding="0.097cm" fo:border-left="0.05pt solid #000000" fo:border-right="none" fo:border-top="none" fo:border-bottom="0.05pt solid #000000"/>
    </style:style>
    <style:style style:name="Banaan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07b0" officeooo:paragraph-rsid="000307b0"/>
    </style:style>
    <style:style style:name="P2" style:family="paragraph" style:parent-style-name="Table_20_Contents">
      <style:text-properties officeooo:rsid="000307b0" officeooo:paragraph-rsid="00047626"/>
    </style:style>
    <style:style style:name="P3" style:family="paragraph" style:parent-style-name="Table_20_Contents">
      <style:text-properties fo:font-weight="bold" officeooo:rsid="000307b0" officeooo:paragraph-rsid="000307b0" style:font-weight-asian="bold" style:font-weight-complex="bold"/>
    </style:style>
    <style:style style:name="P4" style:family="paragraph" style:parent-style-name="Table_20_Contents">
      <style:text-properties fo:font-weight="bold" officeooo:rsid="00047626" officeooo:paragraph-rsid="00047626" style:font-weight-asian="bold" style:font-weight-complex="bold"/>
    </style:style>
    <style:style style:name="P5" style:family="paragraph" style:parent-style-name="Table_20_Contents">
      <style:text-properties fo:font-weight="bold" officeooo:rsid="0005c5b2" officeooo:paragraph-rsid="0005c5b2" style:font-weight-asian="bold" style:font-weight-complex="bold"/>
    </style:style>
    <style:style style:name="P6" style:family="paragraph" style:parent-style-name="Table_20_Contents">
      <style:text-properties fo:font-weight="bold" officeooo:rsid="000664e4" officeooo:paragraph-rsid="000664e4" style:font-weight-asian="bold" style:font-weight-complex="bold"/>
    </style:style>
    <style:style style:name="P7" style:family="paragraph" style:parent-style-name="Table_20_Contents">
      <style:text-properties officeooo:rsid="00047626" officeooo:paragraph-rsid="00047626"/>
    </style:style>
    <style:style style:name="P8" style:family="paragraph" style:parent-style-name="Table_20_Contents">
      <style:text-properties officeooo:rsid="00047626" officeooo:paragraph-rsid="0005c5b2"/>
    </style:style>
    <style:style style:name="P9" style:family="paragraph" style:parent-style-name="Table_20_Contents">
      <style:text-properties officeooo:rsid="0005c5b2" officeooo:paragraph-rsid="0005c5b2"/>
    </style:style>
    <style:style style:name="P10" style:family="paragraph" style:parent-style-name="Table_20_Contents">
      <style:text-properties officeooo:rsid="000664e4" officeooo:paragraph-rsid="000664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naan" table:style-name="Banaan">
        <table:table-column table:style-name="Banaan.A" table:number-columns-repeated="5"/>
        <table:table-column table:style-name="Banaan.F"/>
        <table:table-row>
          <table:table-cell table:style-name="Banaan.A1" office:value-type="string">
            <text:p text:style-name="P1">(<text:span text:style-name="T2">dataset </text:span><text:span text:style-name="T1">)</text:span>Function</text:p>
          </table:table-cell>
          <table:table-cell table:style-name="Banaan.A1" office:value-type="string">
            <text:p text:style-name="P1">What is it?</text:p>
          </table:table-cell>
          <table:table-cell table:style-name="Banaan.A1" office:value-type="string">
            <text:p text:style-name="P1">Where is it?</text:p>
          </table:table-cell>
          <table:table-cell table:style-name="Banaan.A1" office:value-type="string">
            <text:p text:style-name="P1">Misc. comments</text:p>
          </table:table-cell>
          <table:table-cell table:style-name="Banaan.A1" office:value-type="string">
            <text:p text:style-name="P1">Inputs</text:p>
          </table:table-cell>
          <table:table-cell table:style-name="Banaan.F1" office:value-type="string">
            <text:p text:style-name="P1">Outputs</text:p>
          </table:table-cell>
        </table:table-row>
        <table:table-row>
          <table:table-cell table:style-name="Banaan.A2" office:value-type="string">
            <text:p text:style-name="P3">TFBS<text:line-break/><text:span text:style-name="T1">Assigning TFBS motifs to all human genes</text:span></text:p>
          </table:table-cell>
          <table:table-cell table:style-name="Banaan.A2" office:value-type="string">
            <text:p text:style-name="P1">Script</text:p>
          </table:table-cell>
          <table:table-cell table:style-name="Banaan.A2" office:value-type="string">
            <text:p text:style-name="P1">Programming/Transcription Factor Binding/HumanWG_motifs/Scripts/FinalScriptHumanWholeGenomeMotifAssignment_corrected13092017.R</text:p>
          </table:table-cell>
          <table:table-cell table:style-name="Banaan.A2" office:value-type="string">
            <text:p text:style-name="P1">Final version used to run the data on different screen instances on Linux machines.<text:line-break/><text:line-break/>Works with command line, usage:</text:p>
            <text:p text:style-name="P1"/>
            <text:p text:style-name="P1">Rscript -- vanilla FinalScriptHumanWholeGenomeMotifAssignment_corrected13092017.R x00</text:p>
            <text:p text:style-name="P1"/>
            <text:p text:style-name="P1">Rscript -- vanilla FinalScriptHumanWholeGenomeMotifAssignment_corrected13092017.R x01<text:line-break/>Etc.</text:p>
          </table:table-cell>
          <table:table-cell table:style-name="Banaan.A2" office:value-type="string">
            <text:p text:style-name="P1">x00-x15, which are files of the Pouya Kheradpour Ensembl motif callings separated into 16 parts. Found in: Programming/Transcription Factor Binding/HumanWG_motifs/Data/singleLineFinalDf and Unified table/source motif files</text:p>
          </table:table-cell>
          <table:table-cell table:style-name="Banaan.F2" office:value-type="string">
            <text:p text:style-name="P1">SingleLineFinalDf00-SingleLineFinalDf15<text:line-break/><text:line-break/>Output is concatenated by the next script</text:p>
          </table:table-cell>
        </table:table-row>
        <table:table-row>
          <table:table-cell table:style-name="Banaan.A2" office:value-type="string">
            <text:p text:style-name="P3">TFBS<text:span text:style-name="T1"><text:line-break/>Concatenating all motif files into one large (single line) motif file</text:span></text:p>
          </table:table-cell>
          <table:table-cell table:style-name="Banaan.A2" office:value-type="string">
            <text:p text:style-name="P1">Script</text:p>
          </table:table-cell>
          <table:table-cell table:style-name="Banaan.A2" office:value-type="string">
            <text:p text:style-name="P1">Programming/Transcription Factor Binding/HumanWG_motifs/Scripts/MergeSingleLineFinalDf.R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P1">SingleLineFinalDf00-SingleLineFinalDf15</text:p>
          </table:table-cell>
          <table:table-cell table:style-name="Banaan.F2" office:value-type="string">
            <text:p text:style-name="P1">CombinedMotifFilePouyaKheradpour.csv</text:p>
          </table:table-cell>
        </table:table-row>
        <table:table-row>
          <table:table-cell table:style-name="Banaan.A2" office:value-type="string">
            <text:p text:style-name="P3">TFBS<text:span text:style-name="T1"> converts TFBS motifs from single line to multiple line layout </text:span></text:p>
          </table:table-cell>
          <table:table-cell table:style-name="Banaan.A2" office:value-type="string">
            <text:p text:style-name="P1">Script</text:p>
          </table:table-cell>
          <table:table-cell table:style-name="Banaan.A2" office:value-type="string">
            <text:p text:style-name="P1">Programming/Transcription Factor Binding/HumanWG_motifs/Scripts/ConvertSingleLineDataToAMultipleLineDataFramePouya04102017.R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P1">CombinedMotifFilePouyaKheradpour.csv</text:p>
          </table:table-cell>
          <table:table-cell table:style-name="Banaan.F2" office:value-type="string">
            <text:p text:style-name="P1">MultipleLinesFilePouyaKheradpour.csv</text:p>
          </table:table-cell>
        </table:table-row>
        <text:soft-page-break/>
        <table:table-row>
          <table:table-cell table:style-name="Banaan.A2" office:value-type="string">
            <text:p text:style-name="P4">TFBS <text:span text:style-name="T1">converts specific motifs (e.g. TRAF1_known6) into more general motifs (e.g. TRAF) for more statistical power</text:span></text:p>
          </table:table-cell>
          <table:table-cell table:style-name="Banaan.A2" office:value-type="string">
            <text:p text:style-name="P7">Script</text:p>
          </table:table-cell>
          <table:table-cell table:style-name="Banaan.A2" office:value-type="string">
            <text:p text:style-name="P7">Programming/Transcription Factor Binding/HumanWG_motifs/Scripts/SpecificTFBSToBroaderTFBS.R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P2">CombinedMotifFilePouyaKheradpour.csv</text:p>
            <text:p text:style-name="P2"/>
            <text:p text:style-name="P2">MultipleLinesFilePouyaKheradpour.csv</text:p>
          </table:table-cell>
          <table:table-cell table:style-name="Banaan.F2" office:value-type="string">
            <text:p text:style-name="P7">UnderscoresRemovedSingleLinePouya.csv</text:p>
            <text:p text:style-name="P7"/>
            <text:p text:style-name="P7">UnderscoresRemovedMultipleLinesPouya.csv</text:p>
          </table:table-cell>
        </table:table-row>
        <table:table-row>
          <table:table-cell table:style-name="Banaan.A2" office:value-type="string">
            <text:p text:style-name="P4">TFBS<text:span text:style-name="T1"> Check for enrichment of certain TFBS in MHC genes</text:span></text:p>
          </table:table-cell>
          <table:table-cell table:style-name="Banaan.A2" office:value-type="string">
            <text:p text:style-name="P7">Script</text:p>
          </table:table-cell>
          <table:table-cell table:style-name="Banaan.A2" office:value-type="string">
            <text:p text:style-name="P7">Programming/Transcription Factor Binding/HumanWG_motifs/Scripts/EnrichmentTFBSRefactored.R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P9">Positivelist_2.csv</text:p>
            <text:p text:style-name="P9"/>
            <text:p text:style-name="P8">UnderscoresRemovedSingleLinePouya.csv</text:p>
            <text:p text:style-name="P8"/>
            <text:p text:style-name="P8">UnderscoresRemovedMultipleLinesPouya.csv</text:p>
          </table:table-cell>
          <table:table-cell table:style-name="Banaan.F2" office:value-type="string">
            <text:p text:style-name="P9">Creates folder with date and time of run.<text:line-break/><text:line-break/>Several .rds files for easy retrieval of results.</text:p>
          </table:table-cell>
        </table:table-row>
        <table:table-row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P5">Positive set<text:span text:style-name="T1"> This file holds Ensembl ID and other info on known MHC-related genes</text:span></text:p>
          </table:table-cell>
          <table:table-cell table:style-name="Banaan.A2" office:value-type="string">
            <text:p text:style-name="P9">Data file (csv)</text:p>
          </table:table-cell>
          <table:table-cell table:style-name="Banaan.A2" office:value-type="string">
            <text:p text:style-name="P9">Programming/DataForAll/PositiveList_2.csv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P5">TFBS<text:span text:style-name="T1"> Holds TFBS motifs and their counts per gene, with each motif on a separate line per gene</text:span></text:p>
          </table:table-cell>
          <table:table-cell table:style-name="Banaan.A2" office:value-type="string">
            <text:p text:style-name="P9">Data file (csv)</text:p>
          </table:table-cell>
          <table:table-cell table:style-name="Banaan.A2" office:value-type="string">
            <text:p text:style-name="P10">Programming/Transcription Factor Binding/HumanWG_motifs/Data/singleLineFinalDf and Unified table/underscoresRemovedMultipleLinesPouya.csv</text:p>
          </table:table-cell>
          <table:table-cell table:style-name="Banaan.A2" office:value-type="string">
            <text:p text:style-name="P10">There is also a file with everything on a single line. This is a legacy quirk, which I have not (yet) seen fit to change.</text:p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P6">TFBS <text:span text:style-name="T1">Holds TFBS motifs and their counts per gene, with all motifs in a </text:span><text:soft-page-break/><text:span text:style-name="T1">single line per gene, separated by “|”, and with “-(number)” as designation of motif count.</text:span></text:p>
          </table:table-cell>
          <table:table-cell table:style-name="Banaan.A2" office:value-type="string">
            <text:p text:style-name="P10">Data file (csv)</text:p>
          </table:table-cell>
          <table:table-cell table:style-name="Banaan.A2" office:value-type="string">
            <text:p text:style-name="P10">Programming/Transcription Factor Binding/HumanWG_motifs/Data/singleLineF<text:soft-page-break/>inalDf and Unified table/underscoresRemovedSingleLinePouya.csv</text:p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  <table:table-row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A2" office:value-type="string">
            <text:p text:style-name="Table_20_Contents"/>
          </table:table-cell>
          <table:table-cell table:style-name="Banaan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20:20.110773099</meta:creation-date>
    <dc:date>2021-02-10T10:04:56.398000000</dc:date>
    <meta:editing-duration>PT2H8M37S</meta:editing-duration>
    <meta:editing-cycles>3</meta:editing-cycles>
    <meta:generator>LibreOffice/6.0.4.2$Windows_X86_64 LibreOffice_project/9b0d9b32d5dcda91d2f1a96dc04c645c450872bf</meta:generator>
    <meta:document-statistic meta:table-count="1" meta:image-count="0" meta:object-count="0" meta:page-count="3" meta:paragraph-count="48" meta:word-count="287" meta:character-count="2862" meta:non-whitespace-character-count="2619"/>
  </office:meta>
</office:document-meta>
</file>